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cm" svg:height="3.2cm" svg:x="0.1cm" svg:y="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0.8cm" svg:x="0.2cm" svg:y="0.3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cm" svg:height="1cm" svg:x="1.7cm" svg:y="0.2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0.6cm" svg:x="2.8cm" svg:y="0.4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cm" svg:height="0.8cm" svg:x="0.4cm" svg:y="1.4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0.6cm" svg:x="1.6cm" svg:y="1.5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cm" svg:height="0.8cm" svg:x="0.3cm" svg:y="2.4cm">
          <text:p text:style-name="P1">F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cm" svg:height="0.6cm" svg:x="3.2cm" svg:y="2.5cm">
          <text:p text:style-name="P1">G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.5cm" fo:page-height="3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imitar Asenov</meta:initial-creator>
    <meta:creation-date>2011-03-08T09:01:33</meta:creation-date>
    <dc:date>2011-03-25T14:51:25</dc:date>
    <dc:creator>Dimitar Asenov</dc:creator>
    <meta:editing-duration>PT00H30M31S</meta:editing-duration>
    <meta:editing-cycles>6</meta:editing-cycles>
    <meta:generator>OpenOffice.org/3.2$Unix OpenOffice.org_project/320m19$Build-9505</meta:generator>
    <meta:document-statistic meta:object-count="8"/>
  </office:meta>
</office:document-meta>
</file>